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d_29__20_capa">
      <style:paragraph-properties fo:text-align="center" style:justify-single-word="false"/>
    </style:style>
    <style:style style:name="P2" style:family="paragraph" style:parent-style-name="d_29__20_capa">
      <style:text-properties fo:language="en" fo:country="AU"/>
    </style:style>
    <style:style style:name="P3" style:family="paragraph" style:parent-style-name="d_29__20_capa">
      <style:paragraph-properties fo:text-align="center" style:justify-single-word="false"/>
      <style:text-properties officeooo:paragraph-rsid="001bd343"/>
    </style:style>
    <style:style style:name="P4" style:family="paragraph" style:parent-style-name="d_29__20_capa">
      <style:text-properties fo:language="en" fo:country="US"/>
    </style:style>
    <style:style style:name="P5" style:family="paragraph" style:parent-style-name="d_29__20_capa">
      <style:text-properties officeooo:rsid="001bd343" officeooo:paragraph-rsid="001bd343"/>
    </style:style>
    <style:style style:name="P6" style:family="paragraph" style:parent-style-name="d_29__20_capa">
      <style:paragraph-properties fo:break-before="page"/>
    </style:style>
    <style:style style:name="P7" style:family="paragraph" style:parent-style-name="d_29__20_capa">
      <style:text-properties fo:font-size="16pt" style:font-size-asian="16pt" style:font-size-complex="16pt"/>
    </style:style>
    <style:style style:name="P8" style:family="paragraph" style:parent-style-name="Standard">
      <style:paragraph-properties fo:margin-top="0cm" fo:margin-bottom="0.282cm" style:contextual-spacing="false" fo:line-height="108%"/>
    </style:style>
    <style:style style:name="P9" style:family="paragraph" style:parent-style-name="a_29__20_texto-base">
      <style:paragraph-properties fo:margin-top="0cm" fo:margin-bottom="0.635cm" style:contextual-spacing="false" fo:break-before="page"/>
      <style:text-properties fo:font-weight="bold" style:font-weight-asian="bold"/>
    </style:style>
    <style:style style:name="P10" style:family="paragraph" style:parent-style-name="Standard">
      <style:paragraph-properties fo:line-height="150%" fo:text-align="justify" style:justify-single-word="false"/>
      <style:text-properties officeooo:paragraph-rsid="001bd343"/>
    </style:style>
    <style:style style:name="P11" style:family="paragraph" style:parent-style-name="Standard">
      <style:paragraph-properties fo:line-height="100%"/>
      <style:text-properties officeooo:paragraph-rsid="001bd343"/>
    </style:style>
    <style:style style:name="P12" style:family="paragraph" style:parent-style-name="Standard">
      <style:text-properties officeooo:paragraph-rsid="001bd343"/>
    </style:style>
    <style:style style:name="P13" style:family="paragraph" style:parent-style-name="Standard">
      <style:paragraph-properties fo:margin-left="-0.053cm" fo:margin-top="0cm" fo:margin-bottom="0.282cm" style:contextual-spacing="false" fo:line-height="108%" fo:text-indent="1.053cm" style:auto-text-indent="false"/>
    </style:style>
    <style:style style:name="P14" style:family="paragraph" style:parent-style-name="Standard">
      <style:paragraph-properties fo:margin-top="0cm" fo:margin-bottom="0cm" style:contextual-spacing="false" fo:text-align="center" style:justify-single-word="false" fo:break-before="page"/>
    </style:style>
    <style:style style:name="P15" style:family="paragraph" style:parent-style-name="Standard">
      <style:paragraph-properties fo:margin-left="-0.053cm" fo:text-align="center" style:justify-single-word="false" fo:text-indent="0.053cm" style:auto-text-indent="false"/>
    </style:style>
    <style:style style:name="P16" style:family="paragraph" style:parent-style-name="Standard">
      <style:paragraph-properties fo:margin-left="0cm" fo:margin-right="0cm" style:line-height-at-least="0.503cm" fo:text-align="justify" style:justify-single-word="false" fo:text-indent="0cm" style:auto-text-indent="false"/>
      <style:text-properties style:use-window-font-color="true" loext:opacity="0%" style:font-name="Times New Roman" fo:font-size="12pt" fo:font-weight="normal" fo:background-color="transparent" style:font-size-asian="12pt" style:font-size-complex="12pt"/>
    </style:style>
    <style:style style:name="P17" style:family="paragraph" style:parent-style-name="Standard">
      <style:paragraph-properties style:line-height-at-least="0.503cm" fo:text-align="justify" style:justify-single-word="false"/>
      <style:text-properties style:use-window-font-color="true" loext:opacity="0%" style:font-name="Times New Roman" fo:font-size="12pt" fo:background-color="transparent" style:font-size-asian="12pt" style:font-size-complex="12pt"/>
    </style:style>
    <style:style style:name="P18" style:family="paragraph" style:parent-style-name="a_29__20_texto-base">
      <style:paragraph-properties fo:text-align="justify" style:justify-single-word="false"/>
      <style:text-properties style:font-name="Times New Roman" fo:font-size="12pt" style:font-size-asian="12pt" style:font-size-complex="12pt"/>
    </style:style>
    <style:style style:name="P19" style:family="paragraph" style:parent-style-name="b_29__20_texto_20_com_20_bullets" style:list-style-name="WWNum15"/>
    <style:style style:name="P20" style:family="paragraph" style:parent-style-name="a_29__20_texto-base">
      <style:text-properties fo:font-weight="bold" style:font-weight-asian="bold" style:font-weight-complex="bold"/>
    </style:style>
    <style:style style:name="P21" style:family="paragraph" style:parent-style-name="a_29__20_texto-base">
      <style:text-properties fo:color="#000000" loext:opacity="100%"/>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style>
    <style:style style:name="T3" style:family="text">
      <style:text-properties fo:language="en" fo:country="AU"/>
    </style:style>
    <style:style style:name="T4" style:family="text">
      <style:text-properties fo:font-size="14pt" fo:font-weight="bold" style:font-size-asian="14pt" style:font-weight-asian="bold" style:font-weight-complex="bold"/>
    </style:style>
    <style:style style:name="T5" style:family="text">
      <style:text-properties fo:language="en" fo:country="US"/>
    </style:style>
    <style:style style:name="T6" style:family="text">
      <style:text-properties officeooo:rsid="001bd343"/>
    </style:style>
    <style:style style:name="T7" style:family="text">
      <style:text-properties fo:font-size="16pt" style:font-size-asian="16pt" style:font-size-complex="16pt"/>
    </style:style>
    <style:style style:name="T8" style:family="text">
      <style:text-properties fo:color="#000000" loext:opacity="100%" fo:font-size="14pt" fo:language="en" fo:country="AU" fo:font-weight="bold" style:font-size-asian="14pt" style:font-weight-asian="bold" style:font-weight-complex="bold"/>
    </style:style>
    <style:style style:name="T9" style:family="text">
      <style:text-properties fo:font-weight="bold" style:font-weight-asian="bold"/>
    </style:style>
    <style:style style:name="T10" style:family="text">
      <style:text-properties fo:font-variant="normal" fo:text-transform="none" style:font-name="Cambria" fo:font-size="11pt" fo:font-weight="normal" style:font-name-asian="ＭＳ 明朝" style:font-size-asian="11pt" style:font-weight-asian="normal" style:font-name-complex="Arial2" style:font-size-complex="11pt"/>
    </style:style>
    <style:style style:name="T11" style:family="text">
      <style:text-properties text:display="true"/>
    </style:style>
    <style:style style:name="T12" style:family="text">
      <style:text-properties fo:font-variant="normal" fo:text-transform="none" style:font-name="Cambria" fo:font-size="11pt" fo:font-weight="normal" style:font-name-asian="ＭＳ 明朝" style:font-size-asian="11pt" style:font-weight-asian="normal" style:font-name-complex="Arial2" style:font-size-complex="11pt" text:display="true"/>
    </style:style>
    <style:style style:name="T13" style:family="text">
      <style:text-properties style:font-name="Cambria" fo:font-size="11pt" style:font-name-asian="ＭＳ 明朝" style:font-size-asian="11pt" style:font-name-complex="Arial2" style:font-size-complex="11pt"/>
    </style:style>
    <style:style style:name="T14" style:family="text">
      <style:text-properties style:font-name="Cambria" fo:font-size="11pt" style:font-name-asian="ＭＳ 明朝" style:font-size-asian="11pt" style:font-name-complex="Arial2" style:font-size-complex="11pt" text:display="true"/>
    </style:style>
    <style:style style:name="T15" style:family="text">
      <style:text-properties fo:font-weight="bold"/>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000000" loext:opacity="100%">
        <loext:char-complex-color loext:theme-type="dark1" loext:color-type="theme"/>
      </style:text-properties>
    </style:style>
    <style:style style:name="T19" style:family="text">
      <style:text-properties fo:color="#000000" loext:opacity="10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_29__20_capa" loext:marker-style-name="T1"><text:span text:style-name="T1">UNIVERSIDADE VIRTUAL DO ESTADO DE SÃO PAULO</text:span><text:span text:style-name="T1"/></text:p>
      <text:p text:style-name="P1"><text:span text:style-name="T2"/></text:p>
      <text:p text:style-name="d_29__20_capa"/>
      <text:p text:style-name="d_29__20_capa"/>
      <text:p text:style-name="d_29__20_capa"/>
      <text:p text:style-name="d_29__20_capa"/>
      <text:p text:style-name="d_29__20_capa"/>
      <text:p text:style-name="d_29__20_capa"/>
      <text:p text:style-name="P1">ALEXANDRE RAMOS DE PAULA (RA: 1700561)<text:line-break/>ANA CLARA BARBOSA NISHIMURA<text:line-break/>CINTHIA DE OLIVEIRA ARAUJO MONTEIRO<text:line-break/>SABRINA DE OLIVEIRA ESCOLASTICO GOMES<text:line-break/>ROSELI GONCALVES DE MIRANDA<text:line-break/>ANDRESSA SANTOS BANDEIRA COSTA<text:line-break/>THEYLON VIANNA SALES<text:line-break/>MARCUS VINICIUS MARTINS</text:p>
      <text:p text:style-name="d_29__20_capa" loext:marker-style-name="T3"><text:span text:style-name="T3"/></text:p>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3"><text:span text:style-name="T4">PERMUTAS BABY: PLATAFORMA DE ECONOMIA CIRCULAR PARA ARTIGOS INFANTIS</text:span></text:p>
      <text:p text:style-name="d_29__20_capa" loext:marker-style-name="T3"><text:span text:style-name="T3"/></text:p>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4" loext:marker-style-name="T3"/>
      <text:p text:style-name="P4" loext:marker-style-name="T5"/>
      <text:p text:style-name="P4" loext:marker-style-name="T5"/>
      <text:p text:style-name="d_29__20_capa"><text:span text:style-name="T6">Santos</text:span> - SP</text:p>
      <text:p text:style-name="P5">2026</text:p>
      <text:p text:style-name="P6" loext:marker-style-name="T1"><text:span text:style-name="T1">UNIVERSIDADE VIRTUAL DO ESTADO DE SÃO PAULO</text:span></text:p>
      <text:p text:style-name="P1"><text:span text:style-name="T2"/></text:p>
      <text:p text:style-name="P7" loext:marker-style-name="T7"/>
      <text:p text:style-name="d_29__20_capa"/>
      <text:p text:style-name="d_29__20_capa"/>
      <text:p text:style-name="d_29__20_capa"/>
      <text:p text:style-name="d_29__20_capa"/>
      <text:p text:style-name="d_29__20_capa"/>
      <text:p text:style-name="d_29__20_capa"/>
      <text:p text:style-name="d_29__20_capa"/>
      <text:p text:style-name="d_29__20_capa"/>
      <text:p text:style-name="d_29__20_capa"/>
      <text:p text:style-name="d_29__20_capa"/>
      <text:p text:style-name="P3"><text:span text:style-name="T8">PERMUTAS BABY: PLATAFORMA DE ECONOMIA CIRCULAR PARA ARTIGOS INFANTIS</text:span></text:p>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e_29__20_capa_20_descrição">Relatório Técnico-Científico apresentado na disciplina de Projeto Integrador para o curso de <text:span text:style-name="T6">Ciencia de Dados </text:span>da Universidade Virtual do Estado de São Paulo (UNIVESP). </text:p>
      <text:p text:style-name="d_29__20_capa"/>
      <text:p text:style-name="d_29__20_capa"/>
      <text:p text:style-name="d_29__20_capa"/>
      <text:p text:style-name="d_29__20_capa"/>
      <text:p text:style-name="d_29__20_capa"/>
      <text:p text:style-name="d_29__20_capa"/>
      <text:p text:style-name="d_29__20_capa"/>
      <text:p text:style-name="d_29__20_capa"/>
      <text:p text:style-name="d_29__20_capa"/>
      <text:p text:style-name="d_29__20_capa"/>
      <text:p text:style-name="d_29__20_capa"/>
      <text:p text:style-name="d_29__20_capa"/>
      <text:p text:style-name="d_29__20_capa"/>
      <text:p text:style-name="d_29__20_capa"/>
      <text:p text:style-name="d_29__20_capa"/>
      <text:p text:style-name="d_29__20_capa"><text:span text:style-name="T6">Santos</text:span> - SP</text:p>
      <text:p text:style-name="P5">2026</text:p>
      <text:p text:style-name="P8"/>
      <text:p text:style-name="P9" loext:marker-style-name="T9"><text:tab/></text:p>
      <text:p text:style-name="a_29__20_texto-base" loext:marker-style-name="T9"><text:span text:style-name="T9">RESUMO</text:span><text:span text:style-name="T9"/></text:p>
      <text:p text:style-name="P10">Este trabalho apresenta o desenvolvimento da plataforma 'Permutas Baby', uma solução de economia circular focada na troca de artigos infantis. A proposta utiliza o framework Django para criar um ambiente digital seguro onde famílias podem cadastrar produtos, realizar propostas de troca por escambo e gerenciar seu inventário. O projeto aplica metodologias de Design Thinking e Design Centrado no Humano para mitigar o desperdício de itens de alto giro como fraldas e roupas, promovendo sustentabilidade financeira e ambiental.</text:p>
      <text:p text:style-name="P11"/>
      <text:p text:style-name="P12"><text:span text:style-name="T9">PALAVRAS-CHAVE: </text:span>Economia Circular, Django, Permuta Colaborativa, Sustentabilidade.</text:p>
      <text:p text:style-name="a_29__20_texto-base"/>
      <text:p text:style-name="a_29__20_texto-base"/>
      <text:p text:style-name="a_29__20_texto-base"/>
      <text:p text:style-name="P13"><text:span text:style-name="T9"/></text:p>
      <text:p text:style-name="P14" loext:marker-style-name="T9"><text:span text:style-name="T9">SUMÁRIO</text:span><text:span text:style-name="T9"/></text:p>
      <text:p text:style-name="P15">(Fonte: Arial ou Times 12; títulos em negrito/ subtítulo sem negrito)</text:p>
      <text:p text:style-name="a_29__20_texto-base"/>
      <text:table-of-content text:style-name="Sect1" text:protected="true" text:name="Sumá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31__29__20_título_20_nivel_20_1"/>
          </text:index-source-styles>
          <text:index-source-styles text:outline-level="2">
            <text:index-source-style text:style-name="_32__29__20_título_20_nivel_20_2"/>
          </text:index-source-styles>
        </text:table-of-content-source>
        <text:index-body>
          <text:p text:style-name="Contents_20_1" loext:marker-style-name="T10"><text:a xlink:type="simple" xlink:href="#_Toc130202924" text:style-name="Index_20_Link" text:visited-style-name="Index_20_Link">1 Introdução<text:span text:style-name="T11"><text:tab/>7</text:span></text:a><text:span text:style-name="T12"/></text:p>
          <text:p text:style-name="Contents_20_1" loext:marker-style-name="T10"><text:a xlink:type="simple" xlink:href="#_Toc130202925" text:style-name="Index_20_Link" text:visited-style-name="Index_20_Link">2 Desenvolvimento<text:span text:style-name="T11"><text:tab/>8</text:span></text:a><text:span text:style-name="T12"/></text:p>
          <text:p text:style-name="Contents_20_2" loext:marker-style-name="T13"><text:a xlink:type="simple" xlink:href="#_Toc130202926" text:style-name="Index_20_Link" text:visited-style-name="Index_20_Link">2.1 Objetivos<text:span text:style-name="T11"><text:tab/>8</text:span></text:a><text:span text:style-name="T14"/></text:p>
          <text:p text:style-name="Contents_20_2" loext:marker-style-name="T13"><text:a xlink:type="simple" xlink:href="#_Toc130202927" text:style-name="Index_20_Link" text:visited-style-name="Index_20_Link">2.2 Justificativa e delimitação do problema<text:span text:style-name="T11"><text:tab/>8</text:span></text:a><text:span text:style-name="T14"/></text:p>
          <text:p text:style-name="Contents_20_2" loext:marker-style-name="T13"><text:a xlink:type="simple" xlink:href="#_Toc130202928" text:style-name="Index_20_Link" text:visited-style-name="Index_20_Link">2.3 Fundamentação teórica<text:span text:style-name="T11"><text:tab/>9</text:span></text:a><text:span text:style-name="T14"/></text:p>
          <text:p text:style-name="Contents_20_2" loext:marker-style-name="T13"><text:a xlink:type="simple" xlink:href="#_Toc130202929" text:style-name="Index_20_Link" text:visited-style-name="Index_20_Link">2.4 Metodologia<text:span text:style-name="T11"><text:tab/>9</text:span></text:a><text:span text:style-name="T14"/></text:p>
          <text:p text:style-name="Contents_20_2" loext:marker-style-name="T13"><text:a xlink:type="simple" xlink:href="#_Toc130202930" text:style-name="Index_20_Link" text:visited-style-name="Index_20_Link">2.5 Resultados preliminares: solução inicial<text:span text:style-name="T11"><text:tab/>10</text:span></text:a><text:span text:style-name="T14"/></text:p>
          <text:p text:style-name="Contents_20_1" loext:marker-style-name="T10"><text:a xlink:type="simple" xlink:href="#_Toc130202931" text:style-name="Index_20_Link" text:visited-style-name="Index_20_Link">Referências<text:span text:style-name="T11"><text:tab/>12</text:span></text:a><text:span text:style-name="T12"/></text:p>
          <text:p text:style-name="Contents_20_1" loext:marker-style-name="T10"><text:a xlink:type="simple" xlink:href="#_Toc130202932" text:style-name="Index_20_Link" text:visited-style-name="Index_20_Link">Anexos (opcional)<text:span text:style-name="T11"><text:tab/>13</text:span></text:a><text:span text:style-name="T12"/></text:p>
          <text:p text:style-name="Contents_20_1" loext:marker-style-name="T10"><text:a xlink:type="simple" xlink:href="#_Toc130202933" text:style-name="Index_20_Link" text:visited-style-name="Index_20_Link">Apêndices (opcional)<text:span text:style-name="T11"><text:tab/>14</text:span></text:a></text:p>
        </text:index-body>
      </text:table-of-content>
      <text:p text:style-name="a_29__20_texto-base"/>
      <text:h text:style-name="_31__29__20_título_20_nivel_20_1" text:outline-level="1"><text:bookmark-start text:name="_Toc43731742"/><text:bookmark-start text:name="_Toc130202924"/>1 Introdução<text:bookmark-end text:name="_Toc43731742"/><text:bookmark-end text:name="_Toc130202924"/></text:h>
      <text:p text:style-name="a_29__20_texto-base"/>
      <text:p text:style-name="P16">A chegada de uma criança em um núcleo familiar é acompanhada por mudanças drásticas na rotina e um aumento expressivo no consumo de bens materiais de curta duração. Itens como fraldas, roupas, calçados e acessórios de puericultura possuem um ciclo de uso extremamente rápido devido ao desenvolvimento acelerado dos bebês nos primeiros anos de vida. Frequentemente, as famílias acumulam estoques de produtos novos ou em excelente estado (como fraldas de tamanhos menores ou roupas pouco usadas) que perdem a utilidade antes mesmo de serem totalmente consumidos, gerando desperdício financeiro e ambiental.</text:p>
      <text:p text:style-name="P17"/>
      <text:p text:style-name="P16">Este projeto propõe o desenvolvimento da plataforma <text:span text:style-name="T15">Permutas Baby</text:span>, uma solução tecnológica baseada nos princípios da economia circular e colaborativa. O tema situa-se na interseção entre a Engenharia de Software e a Sustentabilidade, buscando utilizar ferramentas digitais para facilitar o escambo organizado entre famílias. A motivação para este trabalho decorre da observação de que, embora existam redes sociais para trocas, falta uma plataforma especializada com banco de dados estruturado que ofereça segurança, filtros por categorias/tamanhos e um sistema de propostas de troca formalizado.</text:p>
      <text:p text:style-name="P17"/>
      <text:p text:style-name="P16">O <text:span text:style-name="T15">problema de pesquisa</text:span> que norteia este trabalho pode ser sintetizado na seguinte questão: <text:span text:style-name="T16">*Como facilitar a redistribuição eficiente e segura de excedentes de artigos infantis entre famílias, reduzindo o impacto econômico doméstico e o desperdício ambiental por meio de uma plataforma web?*</text:span></text:p>
      <text:p text:style-name="P17"/>
      <text:p text:style-name="P16">O <text:span text:style-name="T15">foco da pesquisa</text:span> delimita-se à criação de um Produto Mínimo Viável (MVP) que gerencie o catálogo de produtos e as propostas de permuta, sem intermediação monetária. O estudo abrange desde o levantamento de requisitos com usuários reais, utilizando a metodologia de <text:span text:style-name="T16">Human-Centered Design</text:span>, até a implementação técnica utilizando o framework Django e banco de dados relacional.</text:p>
      <text:p text:style-name="P17"/>
      <text:p text:style-name="P16">Dessa forma, o trabalho tem como <text:span text:style-name="T15">objeto de estudo</text:span> a arquitetura e o desenvolvimento de uma aplicação web de economia circular dedicada especificamente ao nicho materno-infantil, visando validar se a automação do processo de permuta por escambo pode efetivamente promover um consumo mais consciente e comunitário.</text:p>
      <text:p text:style-name="P18"/>
      <text:h text:style-name="_31__29__20_título_20_nivel_20_1" text:outline-level="1"><text:bookmark-start text:name="_Toc43731743"/><text:bookmark-start text:name="_Toc130202925"/>2 Desenvolvimento<text:bookmark-end text:name="_Toc43731743"/><text:bookmark-end text:name="_Toc130202925"/></text:h>
      <text:p text:style-name="a_29__20_texto-base"/>
      <text:h text:style-name="_32__29__20_título_20_nivel_20_2" text:outline-level="1"><text:bookmark-start text:name="_Toc130202926"/><text:bookmark-start text:name="_Toc43731744"/>2.1 Objetivos<text:bookmark-end text:name="_Toc130202926"/><text:bookmark-end text:name="_Toc43731744"/></text:h>
      <text:p text:style-name="a_29__20_texto-base">O objetivo geral define o que se pretende atingir com o projeto.</text:p>
      <text:p text:style-name="a_29__20_texto-base">Os objetivos específicos definem as etapas do trabalho a serem realizadas para que se alcance o objetivo geral. Os objetivos podem ser: exploratórios, descritivos e explicativos.</text:p>
      <text:p text:style-name="a_29__20_texto-base">Utilize verbos nos infinitivos para os objetivos:</text:p>
      <text:list text:style-name="WWNum15">
        <text:list-item>
          <text:p text:style-name="P19">Exploratórios (conhecer, identificar, levantar, descobrir);</text:p>
        </text:list-item>
        <text:list-item>
          <text:p text:style-name="P19">Descritivos (caracterizar, descrever, traçar, determinar);</text:p>
        </text:list-item>
        <text:list-item>
          <text:p text:style-name="P19">Explicativos (analisar, avaliar, verificar, explicar).</text:p>
        </text:list-item>
      </text:list>
      <text:p text:style-name="P20" loext:marker-style-name="T1"/>
      <text:h text:style-name="_32__29__20_título_20_nivel_20_2" text:outline-level="1"><text:bookmark-start text:name="_Toc130202927"/><text:bookmark-start text:name="_Toc43731745"/>2.2 Justificativa e delimitação do problema<text:bookmark-end text:name="_Toc130202927"/> <text:bookmark-end text:name="_Toc43731745"/></text:h>
      <text:p text:style-name="a_29__20_texto-base">Para a formulação do problema, o grupo deve elaborar uma pergunta que norteará o desenvolvimento da pesquisa e para a qual será gerada a solução. </text:p>
      <text:p text:style-name="a_29__20_texto-base">Neste item, espera-se que o grupo traga as razões ou práticas que justifiquem a proposta inicial. Exemplos de justificativa:</text:p>
      <text:list text:continue-numbering="true" text:style-name="WWNum15">
        <text:list-item>
          <text:p text:style-name="P19">Relevância social, cultural e acadêmica;</text:p>
        </text:list-item>
        <text:list-item>
          <text:p text:style-name="P19">Contribuições da pesquisa para o local onde o projeto será desenvolvido. </text:p>
        </text:list-item>
      </text:list>
      <text:p text:style-name="P20" loext:marker-style-name="T1"/>
      <text:h text:style-name="_32__29__20_título_20_nivel_20_2" text:outline-level="1"><text:bookmark-start text:name="_Toc43731746"/><text:bookmark-start text:name="_Toc130202928"/><text:soft-page-break/>2.3 Fundamentação teórica<text:bookmark-end text:name="_Toc43731746"/><text:bookmark-end text:name="_Toc130202928"/></text:h>
      <text:p text:style-name="a_29__20_texto-base">Pesquisar em fontes confiáveis como monografias, trabalhos de conclusão de cursos, artigos científicos, revistas especializadas, dissertações e teses, entre outras fontes, como instituições públicas ligadas às normatizações.</text:p>
      <text:p text:style-name="a_29__20_texto-base">A fundamentação deve ser condizente com o problema em estudo.</text:p>
      <text:p text:style-name="a_29__20_texto-base">Busque e cite fundamentos relevantes e atuais sobre o assunto a ser estudado e demonstre o entendimento da literatura existente sobre o tema.</text:p>
      <text:p text:style-name="a_29__20_texto-base">As citações e paráfrases devem ser feitas de acordo com as regras da ABNT 6023, de 2002. </text:p>
      <text:p text:style-name="a_29__20_texto-base">Para citações indiretas: (AUTOR, ano) ou Autor (ano).</text:p>
      <text:p text:style-name="a_29__20_texto-base">Para citações diretas: </text:p>
      <text:list text:continue-numbering="true" text:style-name="WWNum15">
        <text:list-item>
          <text:p text:style-name="P19">Menos de três linhas: entre aspas, acompanhadas de (AUTOR, ano, p. xx).</text:p>
        </text:list-item>
        <text:list-item>
          <text:p text:style-name="P19">Mais de três linhas: sem aspas, fonte tamanho 10, e recuo de parágrafo de 4 cm e espaçamento simples. Exemplo:</text:p>
        </text:list-item>
      </text:list>
      <text:p text:style-name="c_29__20_citação">Faz necessária a busca por alternativas para dinamizar o processo de ensino-aprendizagem em que o professor e os alunos sejam sujeitos e caminhem juntos na aventura de aprender e descobrir o novo e vejam sentido nos seus fazeres e não simplesmente no cumprimento de mais uma tarefa. A matemática, portanto, faz parte da vida e pode ser aprendida de uma maneira dinâmica, desafiante e divertida. (PILETTI, 1998, p. 102).</text:p>
      <text:p text:style-name="a_29__20_texto-base"/>
      <text:h text:style-name="_32__29__20_título_20_nivel_20_2" text:outline-level="1" loext:marker-style-name="T1"><text:bookmark-start text:name="_Toc43731747"/><text:bookmark-start text:name="_Toc130202929"/><text:bookmark-start text:name="_Hlk74732303"/>2.4 <text:bookmark-end text:name="_Toc43731747"/><text:bookmark-end text:name="_Hlk74732303"/><text:bookmark-start text:name="_Toc43731748"/>Metodologia<text:bookmark-end text:name="_Toc130202929"/><text:bookmark-end text:name="_Toc43731748"/><text:span text:style-name="T1"/></text:h>
      <text:p text:style-name="a_29__20_texto-base">Metodologia refere-se aos métodos e instrumentos adotados para a execução do projeto. Nesta seção, espera-se que o grupo descreva os passos e as estratégias adotadas para o desenvolvimento do Projeto Integrador. </text:p>
      <text:p text:style-name="a_29__20_texto-base">Assim, indique as estratégias adotadas em cada etapa do projeto: </text:p>
      <text:p text:style-name="a_29__20_texto-base"><text:soft-page-break/>- Ouvir e interpretar o contexto:</text:p>
      <text:list text:continue-numbering="true" text:style-name="WWNum15">
        <text:list-item>
          <text:p text:style-name="P19">Descrição do contexto em que o projeto foi realizado;</text:p>
        </text:list-item>
        <text:list-item>
          <text:p text:style-name="P19">Perfil dos sujeitos participantes, se for o caso;</text:p>
        </text:list-item>
        <text:list-item>
          <text:p text:style-name="P19">Como as informações iniciais foram coletadas: observação, entrevista, formulário, questionário etc.</text:p>
        </text:list-item>
      </text:list>
      <text:p text:style-name="a_29__20_texto-base">- Criar / Prototipar:</text:p>
      <text:list text:continue-numbering="true" text:style-name="WWNum15">
        <text:list-item>
          <text:p text:style-name="P19">Análise dos dados, por exemplo, estratégias referentes à pesquisa qualitativa ou quantitativa; </text:p>
        </text:list-item>
        <text:list-item>
          <text:p text:style-name="P19">Descrição das soluções encontradas ou desenvolvidas para o problema investigado. </text:p>
        </text:list-item>
      </text:list>
      <text:p text:style-name="a_29__20_texto-base">- Implementar / Testar:</text:p>
      <text:list text:continue-numbering="true" text:style-name="WWNum15">
        <text:list-item>
          <text:p text:style-name="P19">Como a solução foi testada? Que devolutivas sobre a solução o grupo conseguiu coletar?</text:p>
        </text:list-item>
        <text:list-item>
          <text:p text:style-name="P19">Que melhorias foram indicadas para as soluções propostas/desenvolvidas?</text:p>
        </text:list-item>
      </text:list>
      <text:p text:style-name="a_29__20_texto-base">Finalmente, este é o espaço para que o leitor do seu projeto entenda, em detalhes, quais foram as estratégias usadas para que os resultados fossem obtidos. </text:p>
      <text:p text:style-name="a_29__20_texto-base"/>
      <text:h text:style-name="_32__29__20_título_20_nivel_20_2" text:outline-level="1"><text:bookmark-start text:name="_Toc130202930"/>2.5 Resultados preliminares: solução inicial<text:bookmark-end text:name="_Toc130202930"/> </text:h>
      <text:p text:style-name="a_29__20_texto-base">O grupo deve demonstrar a criação de soluções com base na metodologia indicada pela UNIVESP, respeitando os passos <text:span text:style-name="T1">ouvir, criar </text:span>e<text:span text:style-name="T1"> implementar</text:span>. Portanto, deve identificar quais foram os resultados obtidos em cada um dos passos para a construção da solução.</text:p>
      <text:p text:style-name="a_29__20_texto-base">É importante que o grupo inclua imagens, <text:span text:style-name="T17">storyboards</text:span> ou ilustrações que demonstrem visualmente a solução adotada, junto aos passos desenvolvidos. Dessa forma, sugere-se que, neste capítulo, seja apresentada uma descrição detalhada de como se deu o processo de construção da primeira solução desenvolvida pelo grupo.</text:p>
      <text:p text:style-name="a_29__20_texto-base"><text:soft-page-break/><text:span text:style-name="T1">Importante</text:span>: quando se tratar de projetos desenvolvidos com a participação de crianças e adolescentes, não é permitida a inclusão de fotos deles sem a autorização de seus pais ou responsáveis.</text:p>
      <text:p text:style-name="a_29__20_texto-base"/>
      <text:h text:style-name="_31__29__20_título_20_nivel_20_1" text:outline-level="1"><text:bookmark-start text:name="_Toc43731753"/><text:bookmark-start text:name="_Toc130202931"/>Referências<text:bookmark-end text:name="_Toc43731753"/><text:bookmark-end text:name="_Toc130202931"/></text:h>
      <text:p text:style-name="a_29__20_texto-base"/>
      <text:p text:style-name="f_29__20_Resumo_2f_Referências">ABNT – Associação Brasileira de Normas Técnicas. <text:span text:style-name="T1">NBR 14724</text:span>: Informação e documentação. Trabalhos Acadêmicos - Apresentação<text:span text:style-name="T1">. </text:span>Rio de Janeiro: ABNT, 2002.</text:p>
      <text:p text:style-name="f_29__20_Resumo_2f_Referências">BOYER, C. B.; UTA, C. M. <text:span text:style-name="T1">História da Matemática</text:span> [Trad. Helena Castro]. 3 ed. São Paulo: Blucher, 2012.</text:p>
      <text:p text:style-name="f_29__20_Resumo_2f_Referências">D’AMBRÓSIO, U. <text:span text:style-name="T1">Educação Matemática: </text:span>da teoria à prática. 23. ed. Campinas: Papirus, 2012.</text:p>
      <text:p text:style-name="f_29__20_Resumo_2f_Referências">KUBO, O.; BOTOMÉ, S. <text:span text:style-name="T1">Ensino e aprendizagem:</text:span> uma interação entre dois processos comportamentais. Interação, v.5, p.123-32, 2001.</text:p>
      <text:p text:style-name="f_29__20_Resumo_2f_Referências">HART-DAVIS, A. <text:span text:style-name="T1">O Livro da Ciência.</text:span> 2. ed. São Paulo: Globo, 2016.</text:p>
      <text:p text:style-name="f_29__20_Resumo_2f_Referências">PILETTI, C. <text:span text:style-name="T1">Didática geral.</text:span> São Paulo: Ática, 1995.</text:p>
      <text:p text:style-name="f_29__20_Resumo_2f_Referências">RIBEIRO, J. L. P. Áreas e Proporções nas Superquadras de Brasília Usando o Google Maps. <text:span text:style-name="T1">Revista do Professor de Matemática</text:span>. Rio de Janeiro, n. 92, p. 12-15, jan-abr. 2017.</text:p>
      <text:p text:style-name="f_29__20_Resumo_2f_Referências">SEVERINO, A. J. <text:span text:style-name="T1">Metodologia do trabalho científico. </text:span>22. ed. rev. e ampl. São Paulo: Cortez, 2002.</text:p>
      <text:p text:style-name="f_29__20_Resumo_2f_Referências"/>
      <text:p text:style-name="f_29__20_Resumo_2f_Referências">O trabalho deverá ser redigido conforme recomendações das Diretrizes para confecção de teses e dissertações da Universidade de São Paulo (USP), disponíveis em: &lt;<text:a xlink:type="simple" xlink:href="http://www.teses.usp.br/index.php?option=com_content&amp;view=article&amp;id=52&amp;Itemid=67" text:style-name="Internet_20_link" text:visited-style-name="Visited_20_Internet_20_Link"><text:span text:style-name="Internet_20_link">http://www.teses.usp.br/index.php?option=com_content&amp;view=article&amp;id=52&amp;Itemid=67</text:span></text:a>&gt;. Acesso em 24 jun.2021. </text:p>
      <text:p text:style-name="a_29__20_texto-base"/>
      <text:h text:style-name="_31__29__20_título_20_nivel_20_1" text:outline-level="1"><text:bookmark-start text:name="_Toc43731754"/><text:bookmark-start text:name="_Toc130202932"/>Anexos (opcional)<text:bookmark-end text:name="_Toc43731754"/><text:bookmark-end text:name="_Toc130202932"/></text:h>
      <text:p text:style-name="a_29__20_texto-base"/>
      <text:p text:style-name="a_29__20_texto-base">Materiais coletados por meio de pesquisas em diversas fontes.</text:p>
      <text:p text:style-name="a_29__20_texto-base"><text:span text:style-name="T18">O grupo pode anexar qualquer tipo de material ilustrativo, tais como tabelas, lista de abreviações, documentos ou parte de documentos, resultados de pesquisas etc.</text:span></text:p>
      <text:p text:style-name="a_29__20_texto-base">Podem ser incluídos separadamente e ordenados por letras, por exemplo, Anexo A, Anexo B etc.</text:p>
      <text:p text:style-name="P21" loext:marker-style-name="T19"/>
      <text:h text:style-name="_31__29__20_título_20_nivel_20_1" text:outline-level="1"><text:bookmark-start text:name="_Toc43731755"/><text:bookmark-start text:name="_Toc130202933"/>Apêndices (opcional)<text:bookmark-end text:name="_Toc43731755"/><text:bookmark-end text:name="_Toc130202933"/></text:h>
      <text:p text:style-name="a_29__20_texto-base"/>
      <text:p text:style-name="a_29__20_texto-base">Apêndices são criações do autor ou grupo de autores. Podem ser incluídos separadamente e ordenados por letras, por exemplo, Apêndice A, Apêndice B etc.</text:p>
      <text:p text:style-name="a_29__20_texto-bas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pt" fo:country="BR" style:letter-kerning="false" style:font-name-asian="ＭＳ 明朝" style:font-size-asian="12pt" style:language-asian="en" style:country-asian="US" style:font-name-complex="Arial2"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2pt" fo:language="pt" fo:country="BR" style:letter-kerning="false" style:font-name-asian="ＭＳ 明朝" style:font-size-asian="12pt" style:language-asian="en" style:country-asian="US" style:font-name-complex="Arial2"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ítulo_20_1_20_Char" style:default-outline-level="1" style:list-style-name="" style:class="chapter">
      <style:paragraph-properties fo:line-height="150%"/>
      <style:text-properties fo:font-weight="bold" style:font-weight-asian="bold"/>
    </style:style>
    <style:style style:name="Heading_20_2" style:display-name="Heading 2" style:family="paragraph" style:parent-style-name="Standard" style:next-style-name="Standard" loext:linked-style-name="Título_20_2_20_Char" style:default-outline-level="2" style:list-style-name="" style:class="chapter">
      <style:paragraph-properties fo:margin-top="0.071cm" fo:margin-bottom="0cm" style:contextual-spacing="false" fo:keep-together="always" fo:keep-with-next="always"/>
      <style:text-properties fo:color="#365f91" loext:opacity="100%" style:font-name="Calibri" fo:font-family="Calibri" style:font-family-generic="roman" style:font-pitch="variable" fo:font-size="13pt" style:font-name-asian="ＭＳ ゴシック" style:font-family-asian="'ＭＳ ゴシック'" style:font-family-generic-asian="system" style:font-pitch-asian="variable" style:font-size-asian="13pt" style:font-name-complex="Times New Roman1"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har" style:default-outline-level="3" style:list-style-name="" style:class="chapter">
      <style:paragraph-properties fo:margin-top="0.071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5019"/>
        </loext:char-complex-color>
      </style:text-properties>
    </style:style>
    <style:style style:name="Normal0" style:family="paragraph" style:parent-style-name="Standard"/>
    <style:style style:name="List_20_Paragraph" style:display-name="List Paragraph" style:family="paragraph" style:parent-style-name="Standard">
      <style:paragraph-properties fo:margin-left="1.27cm" fo:margin-top="0cm" fo:margin-bottom="0cm" style:contextual-spacing="true" fo:line-height="150%" fo:text-align="center" style:justify-single-word="false" fo:padding="0cm" fo:border="none" style:shadow="none" style:join-border="false"/>
      <style:text-properties fo:color="#000000" loext:opacity="100%" style:font-name="Arial1" fo:font-family="Arial" style:font-family-generic="swiss"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Marginalia" style:family="paragraph" style:parent-style-name="Standard" loext:linked-style-name="Texto_20_de_20_comentário_20_Char" style:class="text">
      <style:text-properties fo:font-size="10pt" style:font-size-asian="10pt" style:font-size-complex="10pt"/>
    </style:style>
    <style:style style:name="a_29__20_texto-base" style:display-name="a) texto-base" style:family="paragraph">
      <style:paragraph-properties fo:margin-top="0cm" fo:margin-bottom="0.635cm" style:contextual-spacing="false" fo:line-height="150%" fo:text-align="justify" style:justify-single-word="false" fo:orphans="2" fo:widows="2" style:writing-mode="lr-tb" loext:word-spacing-minimum="75%" loext:word-spacing-maximum="133%"/>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style>
    <style:style style:name="b_29__20_texto_20_com_20_bullets" style:display-name="b) texto com bullets" style:family="paragraph" style:parent-style-name="a_29__20_texto-base" style:list-style-name="WWNum15">
      <style:paragraph-properties fo:margin-top="0cm" fo:margin-bottom="0.635cm" style:contextual-spacing="true"/>
      <style:text-properties fo:color="#000000" loext:opacity="100%"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c_29__20_citação" style:display-name="c) citação" style:family="paragraph" style:parent-style-name="a_29__20_texto-base">
      <style:paragraph-properties fo:margin-left="4.001cm" fo:margin-top="0cm" fo:margin-bottom="0.635cm" style:contextual-spacing="true" fo:line-height="100%"/>
      <style:text-properties fo:font-size="10pt" style:font-size-asian="10pt" style:font-size-complex="10pt"/>
    </style:style>
    <style:style style:name="_31__29__20_título_20_nivel_20_1" style:display-name="1) título nivel 1" style:family="paragraph" style:parent-style-name="a_29__20_texto-base" style:next-style-name="a_29__20_texto-base" style:default-outline-level="1" style:list-style-name="">
      <style:paragraph-properties fo:break-before="page"/>
      <style:text-properties fo:text-transform="uppercase" fo:font-weight="bold" style:font-weight-asian="bold"/>
    </style:style>
    <style:style style:name="_32__29__20_título_20_nivel_20_2" style:display-name="2) título nivel 2" style:family="paragraph" style:parent-style-name="_31__29__20_título_20_nivel_20_1">
      <style:paragraph-properties fo:break-before="auto" fo:break-after="auto" fo:keep-with-next="always"/>
      <style:text-properties fo:font-weight="normal" style:font-weight-asian="normal"/>
    </style:style>
    <style:style style:name="d_29__20_capa" style:display-name="d) capa" style:family="paragraph" style:parent-style-name="Standard">
      <style:paragraph-properties fo:text-align="center" style:justify-single-word="false" fo:orphans="0" fo:widows="0"/>
      <style:text-properties fo:font-size="14pt" style:font-size-asian="14pt" style:font-size-complex="14pt"/>
    </style:style>
    <style:style style:name="e_29__20_capa_20_descrição" style:display-name="e) capa descrição" style:family="paragraph" style:parent-style-name="d_29__20_capa">
      <style:paragraph-properties fo:margin-left="8.001cm" fo:text-align="start" style:justify-single-word="false"/>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635cm" style:contextual-spacing="false">
        <style:tab-stops>
          <style:tab-stop style:position="16.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Contents_20_1" style:next-style-name="Standard" style:auto-update="true" style:class="index">
      <style:paragraph-properties fo:margin-top="0cm" fo:margin-bottom="0.635cm" style:contextual-spacing="true"/>
      <style:text-properties fo:font-variant="normal" fo:text-transform="none" fo:font-weight="normal" style:font-weight-asian="normal"/>
    </style:style>
    <style:style style:name="f_29__20_Resumo_2f_Referências" style:display-name="f) Resumo/Referências" style:family="paragraph" style:parent-style-name="a_29__20_texto-base">
      <style:paragraph-properties fo:line-height="100%"/>
    </style:style>
    <style:style style:name="Default_20_Paragraph_20_Font" style:display-name="Default Paragraph Font" style:family="text"/>
    <style:style style:name="Título_20_1_20_Char" style:display-name="Título 1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pt" style:country-asian="BR" style:font-weight-asian="bold" style:font-name-complex="Times New Roman1" style:font-family-complex="'Times New Roman'" style:font-family-generic-complex="system" style:font-pitch-complex="variable"/>
    </style:style>
    <style:style style:name="Título_20_2_20_Char" style:display-name="Título 2 Char" style:family="text" style:parent-style-name="Default_20_Paragraph_20_Font">
      <style:text-properties fo:color="#365f91" loext:opacity="100%" style:font-name="Calibri" fo:font-family="Calibri" style:font-family-generic="roman" style:font-pitch="variable" fo:font-size="13pt" style:font-name-asian="ＭＳ ゴシック" style:font-family-asian="'ＭＳ ゴシック'" style:font-family-generic-asian="system" style:font-pitch-asian="variable" style:font-size-asian="13pt" style:language-asian="pt" style:country-asian="BR" style:font-name-complex="Times New Roman1"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Texto_20_de_20_comentário_20_Char" style:display-name="Texto de comentário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ítulo_20_3_20_Char" style:display-name="Título 3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language-asian="pt" style:country-asian="BR" style:font-name-complex="Times New Roman1" style:font-family-complex="'Times New Roman'" style:font-family-generic-complex="system" style:font-pitch-complex="variable">
        <loext:char-complex-color loext:theme-type="accent1" loext:color-type="theme">
          <loext:transformation loext:type="shade" loext:value="5019"/>
        </loext:char-complex-color>
      </style:text-properties>
    </style:style>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Cambria" fo:font-family="Cambria" style:font-family-generic="roman" style:font-pitch="variable"/>
    </style:style>
    <style:style style:name="ListLabel_20_38" style:display-name="ListLabel 38" style:family="text"/>
    <style:style style:name="ListLabel_20_39" style:display-name="ListLabel 39" style:family="text"/>
    <style:style style:name="ListLabel_20_40" style:display-name="ListLabel 40" style:family="text">
      <style:text-properties style:font-name="Cambria" fo:font-family="Cambria" style:font-family-generic="roman" style:font-pitch="variable"/>
    </style:style>
    <style:style style:name="ListLabel_20_41" style:display-name="ListLabel 41" style:family="text"/>
    <style:style style:name="ListLabel_20_42" style:display-name="ListLabel 42" style:family="text"/>
    <style:style style:name="ListLabel_20_43" style:display-name="ListLabel 43" style:family="text">
      <style:text-properties style:font-name="Cambria" fo:font-family="Cambria" style:font-family-generic="roman" style:font-pitch="variable"/>
    </style:style>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 style:display-name="ListLabel 4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9" style:display-name="ListLabel 4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0" style:display-name="ListLabel 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 style:display-name="ListLabel 5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2" style:display-name="ListLabel 5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3" style:display-name="ListLabel 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 style:display-name="ListLabel 5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5" style:display-name="ListLabel 55" style:family="text">
      <style:text-properties style:font-name="Cambria" fo:font-family="Cambria" style:font-family-generic="roman" style:font-pitch="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mbria" fo:font-family="Cambria"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mbria" fo:font-family="Cambria"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5" style:display-name="ListLabel 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 style:display-name="ListLabel 6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7" style:display-name="ListLabel 6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8" style:display-name="ListLabel 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 style:display-name="ListLabel 6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0" style:display-name="ListLabel 7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1" style:display-name="ListLabel 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 style:display-name="ListLabel 7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3" style:display-name="ListLabel 73" style:family="text">
      <style:text-properties fo:font-weight="bold" style:font-weight-asian="bold"/>
    </style:style>
    <style:style style:name="ListLabel_20_74" style:display-name="ListLabel 74" style:family="text">
      <style:text-properties fo:font-weight="bold" style:font-weight-asian="bold"/>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ambria" fo:font-family="Cambria"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mbria" fo:font-family="Cambria"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mbria" fo:font-family="Cambria"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mbria" fo:font-family="Cambria"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mbria" fo:font-family="Cambria"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mbria" fo:font-family="Cambria"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mbria" fo:font-family="Cambria" style:font-family-generic="roman" style:font-pitch="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mbria" fo:font-family="Cambria"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mbria" fo:font-family="Cambria"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mbria" fo:font-family="Cambria"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Cambria" fo:font-family="Cambria"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Cambria" fo:font-family="Cambria"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Cambria" fo:font-family="Cambria"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mbria" fo:font-family="Cambria"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mbria" fo:font-family="Cambria"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Cambria" fo:font-family="Cambria" style:font-family-generic="roman" style:font-pitch="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Cambria" fo:font-family="Cambria" style:font-family-generic="roman" style:font-pitch="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Cambria" fo:font-family="Cambria" style:font-family-generic="roman" style:font-pitch="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fo:font-family="'Noto Sans Symbol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fo:font-family="'Noto Sans Symbols'"/>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fo:font-family="'Noto Sans Symbols'"/>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is-legal="true" loext:num-list-format="%1%.%2%" style:num-format="1" text:display-levels="2">
        <style:list-level-properties text:list-level-position-and-space-mode="label-alignment">
          <style:list-level-label-alignment text:label-followed-by="listtab" fo:text-indent="-0.706cm" fo:margin-left="1.976cm"/>
        </style:list-level-properties>
      </text:list-level-style-number>
      <text:list-level-style-number text:level="3" text:style-name="ListLabel_20_75" loext:is-legal="true" loext:num-list-format="%1%.%2%.%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ListLabel_20_76" loext:is-legal="true" loext:num-list-format="%1%.%2%.%3%.%4%"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ListLabel_20_77" loext:is-legal="true" loext:num-list-format="%1%.%2%.%3%.%4%.%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text:style-name="ListLabel_20_78" loext:is-legal="true" loext:num-list-format="%1%.%2%.%3%.%4%.%5%.%6%"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ListLabel_20_79" loext:is-legal="true" loext:num-list-format="%1%.%2%.%3%.%4%.%5%.%6%.%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ListLabel_20_80" loext:is-legal="true" loext:num-list-format="%1%.%2%.%3%.%4%.%5%.%6%.%7%.%8%"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ListLabel_20_81" loext:is-legal="true" loext:num-list-format="%1%.%2%.%3%.%4%.%5%.%6%.%7%.%8%.%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688cm"/>
        </style:list-level-properties>
        <style:text-properties fo:font-family="Symbol" style:font-style-name="Normal"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958cm"/>
        </style:list-level-properties>
        <style:text-properties fo:font-family="'Courier New'" style:font-style-name="Normal"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228cm"/>
        </style:list-level-properties>
        <style:text-properties fo:font-family="Wingdings" style:font-style-name="Normal"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498cm"/>
        </style:list-level-properties>
        <style:text-properties fo:font-family="Symbol" style:font-style-name="Normal"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768cm"/>
        </style:list-level-properties>
        <style:text-properties fo:font-family="'Courier New'" style:font-style-name="Normal"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038cm"/>
        </style:list-level-properties>
        <style:text-properties fo:font-family="Wingdings" style:font-style-name="Normal"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308cm"/>
        </style:list-level-properties>
        <style:text-properties fo:font-family="Symbol" style:font-style-name="Normal"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578cm"/>
        </style:list-level-properties>
        <style:text-properties fo:font-family="'Courier New'" style:font-style-name="Normal"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848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688cm"/>
        </style:list-level-properties>
        <style:text-properties fo:font-family="Symbol" style:font-style-name="Normal"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958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4.228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49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768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038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9.308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578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848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688cm"/>
        </style:list-level-properties>
        <style:text-properties fo:font-family="Symbol" style:font-style-name="Normal"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958cm"/>
        </style:list-level-properties>
        <style:text-properties fo:font-family="'Courier New'" style:font-style-name="Normal"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228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498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768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038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308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578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848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688cm"/>
        </style:list-level-properties>
        <style:text-properties fo:font-family="Symbol" style:font-style-name="Normal"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958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4.228cm"/>
        </style:list-level-properties>
        <style:text-properties fo:font-family="Wingdings" style:font-style-name="Normal"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498cm"/>
        </style:list-level-properties>
        <style:text-properties fo:font-family="Symbol" style:font-style-name="Normal"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768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8.038cm"/>
        </style:list-level-properties>
        <style:text-properties fo:font-family="Wingdings" style:font-style-name="Normal"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9.308cm"/>
        </style:list-level-properties>
        <style:text-properties fo:font-family="Symbol" style:font-style-name="Normal"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578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848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688cm"/>
        </style:list-level-properties>
        <style:text-properties fo:font-family="Symbol" style:font-style-name="Normal"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958cm"/>
        </style:list-level-properties>
        <style:text-properties fo:font-family="'Courier New'" style:font-style-name="Normal"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228cm"/>
        </style:list-level-properties>
        <style:text-properties fo:font-family="Wingdings" style:font-style-name="Normal"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498cm"/>
        </style:list-level-properties>
        <style:text-properties fo:font-family="Symbol" style:font-style-name="Normal"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768cm"/>
        </style:list-level-properties>
        <style:text-properties fo:font-family="'Courier New'" style:font-style-name="Normal"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038cm"/>
        </style:list-level-properties>
        <style:text-properties fo:font-family="Wingdings" style:font-style-name="Normal"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308cm"/>
        </style:list-level-properties>
        <style:text-properties fo:font-family="Symbol" style:font-style-name="Normal"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578cm"/>
        </style:list-level-properties>
        <style:text-properties fo:font-family="'Courier New'" style:font-style-name="Normal"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848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Fernanda D Olivo</meta:initial-creator>
    <meta:editing-cycles>15</meta:editing-cycles>
    <meta:creation-date>2023-03-20T13:49:00</meta:creation-date>
    <dc:date>2026-03-16T12:12:37.017544100</dc:date>
    <meta:editing-duration>PT29M27S</meta:editing-duration>
    <meta:generator>LibreOffice/25.8.5.2$Windows_X86_64 LibreOffice_project/9c8b85f387cc00a89945a79c9e6239f32e450ac2</meta:generator>
    <meta:document-statistic meta:table-count="0" meta:image-count="0" meta:object-count="0" meta:page-count="12" meta:paragraph-count="89" meta:word-count="1403" meta:character-count="9438" meta:non-whitespace-character-count="8122"/>
    <meta:user-defined meta:name="AppVersion">16.0000</meta:user-defined>
    <meta:user-defined meta:name="Company">Fernanda</meta:user-defined>
    <meta:template xlink:type="simple" xlink:actuate="onRequest" xlink:title="Normal" xlink:href=""/>
  </office:meta>
</office:document-meta>
</file>